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2.1047in"/>
    </style:style>
    <style:style style:name="co5" style:family="table-column">
      <style:table-column-properties fo:break-before="auto" style:column-width="1.793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CP5UM5G-85Pin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 Pin Out For ECP5-5G-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Revision 0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Revised Feb. 23, 201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Pin/Ball Function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ual Function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CABGA3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11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LC_GPLL0T_IN</text:p>
          </table:table-cell>
          <table:table-cell office:value-type="string" calcext:value-type="string">
            <text:p>True_OF_PL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A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11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LC_GPLL0C_IN</text:p>
          </table:table-cell>
          <table:table-cell office:value-type="string" calcext:value-type="string">
            <text:p>Comp_OF_PL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A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SS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1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B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CC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1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C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14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C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14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A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14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B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L14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B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1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17</text:p>
          </table:table-cell>
          <table:table-cell office:value-type="string" calcext:value-type="string">
            <text:p>E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1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C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1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17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1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L20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F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SS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L20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E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20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E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CC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L20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17</text:p>
          </table:table-cell>
          <table:table-cell office:value-type="string" calcext:value-type="string">
            <text:p>F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23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L23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2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CC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L23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L26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L26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26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L26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29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L29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29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L29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32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SS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L32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32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CC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L32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L35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A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SS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L35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REF1_7</text:p>
          </table:table-cell>
          <table:table-cell office:value-type="string" calcext:value-type="string">
            <text:p>True_OF_PL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B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L35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B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CC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35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C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38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C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L38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D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L38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D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L38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E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L41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_PCLK7_1</text:p>
          </table:table-cell>
          <table:table-cell office:value-type="string" calcext:value-type="string">
            <text:p>True_OF_PL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41</text:p>
          </table:table-cell>
          <table:table-cell office:value-type="string" calcext:value-type="string">
            <text:p>H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L4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_PCLK7_0</text:p>
          </table:table-cell>
          <table:table-cell office:value-type="string" calcext:value-type="string">
            <text:p>True_OF_PL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H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41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41</text:p>
          </table:table-cell>
          <table:table-cell office:value-type="string" calcext:value-type="string">
            <text:p>G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L4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H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44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T7_1</text:p>
          </table:table-cell>
          <table:table-cell office:value-type="string" calcext:value-type="string">
            <text:p>True_OF_PL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G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SS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L44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T7_0</text:p>
          </table:table-cell>
          <table:table-cell office:value-type="string" calcext:value-type="string">
            <text:p>True_OF_PL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F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44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C7_1</text:p>
          </table:table-cell>
          <table:table-cell office:value-type="string" calcext:value-type="string">
            <text:p>Comp_OF_PL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F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CCIO7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L44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C7_0</text:p>
          </table:table-cell>
          <table:table-cell office:value-type="string" calcext:value-type="string">
            <text:p>Comp_OF_PL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1</text:p>
          </table:table-cell>
          <table:table-cell office:value-type="string" calcext:value-type="string">
            <text:p>E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47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T6_1</text:p>
          </table:table-cell>
          <table:table-cell office:value-type="string" calcext:value-type="string">
            <text:p>True_OF_PL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SS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L47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T6_0</text:p>
          </table:table-cell>
          <table:table-cell office:value-type="string" calcext:value-type="string">
            <text:p>True_OF_PL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H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47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C6_1</text:p>
          </table:table-cell>
          <table:table-cell office:value-type="string" calcext:value-type="string">
            <text:p>Comp_OF_PL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CC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L47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C6_0</text:p>
          </table:table-cell>
          <table:table-cell office:value-type="string" calcext:value-type="string">
            <text:p>Comp_OF_PL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5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_PCLK6_0</text:p>
          </table:table-cell>
          <table:table-cell office:value-type="string" calcext:value-type="string">
            <text:p>True_OF_PL5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J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L5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_PCLK6_1</text:p>
          </table:table-cell>
          <table:table-cell office:value-type="string" calcext:value-type="string">
            <text:p>True_OF_PL5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J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J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L50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53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53</text:p>
          </table:table-cell>
          <table:table-cell office:value-type="string" calcext:value-type="string">
            <text:p>K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L53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H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5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53</text:p>
          </table:table-cell>
          <table:table-cell office:value-type="string" calcext:value-type="string">
            <text:p>J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53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5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SS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L5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L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L5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REF1_6</text:p>
          </table:table-cell>
          <table:table-cell office:value-type="string" calcext:value-type="string">
            <text:p>Comp_OF_PL5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K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CC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L5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53</text:p>
          </table:table-cell>
          <table:table-cell office:value-type="string" calcext:value-type="string">
            <text:p>L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L59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SS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L59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L59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CC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L59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L62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L62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L62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L62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L65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L65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L65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L65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68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SS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68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L68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CC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L68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6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L71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7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SS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L7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7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L71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7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CC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L7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7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74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7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L74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7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L74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7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L74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7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L77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7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77</text:p>
          </table:table-cell>
          <table:table-cell office:value-type="string" calcext:value-type="string">
            <text:p>M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L77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7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L77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7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L77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7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L8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SS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L8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L8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CC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L80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L83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M4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SS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L83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N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L8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N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CC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L83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P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L8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N3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L8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L3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L8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M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L8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L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L89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89</text:p>
          </table:table-cell>
          <table:table-cell office:value-type="string" calcext:value-type="string">
            <text:p>N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L89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L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L89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SN89</text:p>
          </table:table-cell>
          <table:table-cell office:value-type="string" calcext:value-type="string">
            <text:p>M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L89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N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L92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9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SS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L92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9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P2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CCIO6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L92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C_GPLL0T_IN</text:p>
          </table:table-cell>
          <table:table-cell office:value-type="string" calcext:value-type="string">
            <text:p>True_OF_PL9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L92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C_GPLL0C_IN</text:p>
          </table:table-cell>
          <table:table-cell office:value-type="string" calcext:value-type="string">
            <text:p>Comp_OF_PL9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9</text:p>
          </table:table-cell>
          <table:table-cell office:value-type="string" calcext:value-type="string">
            <text:p>P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B4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7/IO7</text:p>
          </table:table-cell>
          <table:table-cell office:value-type="string" calcext:value-type="string">
            <text:p>True_OF_PB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B6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5/MISO2/IO5</text:p>
          </table:table-cell>
          <table:table-cell office:value-type="string" calcext:value-type="string">
            <text:p>True_OF_PB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B4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6/IO6</text:p>
          </table:table-cell>
          <table:table-cell office:value-type="string" calcext:value-type="string">
            <text:p>Comp_OF_PB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B6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/MOSI2/IO4</text:p>
          </table:table-cell>
          <table:table-cell office:value-type="string" calcext:value-type="string">
            <text:p>Comp_OF_PB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B9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3/IO3</text:p>
          </table:table-cell>
          <table:table-cell office:value-type="string" calcext:value-type="string">
            <text:p>True_OF_PB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B1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/MISO/IO1</text:p>
          </table:table-cell>
          <table:table-cell office:value-type="string" calcext:value-type="string">
            <text:p>True_OF_PB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2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VSSIO8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B9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2/IO2</text:p>
          </table:table-cell>
          <table:table-cell office:value-type="string" calcext:value-type="string">
            <text:p>Comp_OF_PB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B11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0/MOSI/IO0</text:p>
          </table:table-cell>
          <table:table-cell office:value-type="string" calcext:value-type="string">
            <text:p>Comp_OF_PB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CCIO8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B13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/CSN</text:p>
          </table:table-cell>
          <table:table-cell office:value-type="string" calcext:value-type="string">
            <text:p>True_OF_PB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B15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DN/DI/BUSY/CSSPIN/CEN</text:p>
          </table:table-cell>
          <table:table-cell office:value-type="string" calcext:value-type="string">
            <text:p>True_OF_PB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2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SSIO8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B13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S1N</text:p>
          </table:table-cell>
          <table:table-cell office:value-type="string" calcext:value-type="string">
            <text:p>Comp_OF_PB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2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B15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T/CSON</text:p>
          </table:table-cell>
          <table:table-cell office:value-type="string" calcext:value-type="string">
            <text:p>Comp_OF_PB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CCIO8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B1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NIT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C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LK/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OGRAM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W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ON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Y3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FG_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FG_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FG_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4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DO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4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CK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VSSIO8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DI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MS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VCCIO8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VSSA0_D0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CCATX0_D0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DTXP0_D0CH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HDTXN0_D0CH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VCCHTX0_D0CH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7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DTXN0_D0CH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HDTXP0_D0CH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5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VSSA0_D0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VCCARX0_D0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DRXP0_D0CH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HDRXN0_D0CH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5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VCCARX0_D0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VCCHRX0_D0CH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DRXN0_D0CH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HDRXP0_D0CH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VSSA0_D0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VSSA1_D0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DRXP0_D0CH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HDRXN0_D0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VCCARX1_D0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VCCHRX1_D0CH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9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DRXN0_D0CH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HDRXP0_D0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VCCARX1_D0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VSSA1_D0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DTXP0_D0CH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HDTXN0_D0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CCHTX1_D0CH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DTXN0_D0CH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HDTXP0_D0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9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CCATX1_D0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VSSA1_D0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ue_OF_ATSTN_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CCA_D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mp_OF_ATSTP_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VSSA_D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VSSA_D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EFCLKP_D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REFCLKN_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1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VCCA25_D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EFCLKN_D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REFCLKP_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12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VSSA0_D1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VCCATX0_D1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DTXP0_D1CH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HDTXN0_D1CH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3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VCCHTX0_D1CH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DTXN0_D1CH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HDTXP0_D1CH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SSA0_D1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VCCARX0_D1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DRXP0_D1CH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HDRXN0_D1CH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1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VCCARX0_D1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VCCHRX0_D1CH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DRXN0_D1CH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HDRXP0_D1CH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15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VSSA0_D1CH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VSSA1_D1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DRXP0_D1CH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HDRXN0_D1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1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VCCARX1_D1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VCCHRX1_D1CH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DRXN0_D1CH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HDRXP0_D1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17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CCARX1_D1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VSSA1_D1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HDTXP0_D1CH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HDTXN0_D1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7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VCCHTX1_D1CH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DTXN0_D1CH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HDTXP0_D1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8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VCCATX1_D1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VSSA1_D1CH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ue_OF_ATSTN_D1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CCA_D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mp_OF_ATSTP_D1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SSA_D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VSSA_D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EFCLKP_D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REFCLKN_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1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VCCA25_D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EFCLKN_D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REFCLKP_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2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B9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96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B98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98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B9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96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B98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98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B10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101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B10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103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VSSIO4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B10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01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B10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03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VCCIO4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B10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105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B107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107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VSSIO4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B10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05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B107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07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VCCIO4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PB110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110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B11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112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B11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10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B11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12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PB11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114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B11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116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PB11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14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B11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16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B119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119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B1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121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SSIO4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B119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19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B1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21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CCIO4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R92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C_IN</text:p>
          </table:table-cell>
          <table:table-cell office:value-type="string" calcext:value-type="string">
            <text:p>Comp_OF_PR9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T17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R92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T_IN</text:p>
          </table:table-cell>
          <table:table-cell office:value-type="string" calcext:value-type="string">
            <text:p>True_OF_PR9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U16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VCC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R9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9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U1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VSS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R9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9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U18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R89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T1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R89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89</text:p>
          </table:table-cell>
          <table:table-cell office:value-type="string" calcext:value-type="string">
            <text:p>R18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R89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U1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R89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89</text:p>
          </table:table-cell>
          <table:table-cell office:value-type="string" calcext:value-type="string">
            <text:p>T19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R86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U2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PR8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R2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PR86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T2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R8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P2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R8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P18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VCC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PR8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N2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R8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P19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VSS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R8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89</text:p>
          </table:table-cell>
          <table:table-cell office:value-type="string" calcext:value-type="string">
            <text:p>N1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R80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VCC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PR80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R8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VSS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R80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R77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7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R77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7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PR77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7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PR7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7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77</text:p>
          </table:table-cell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R74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7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R7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7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R74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7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R7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7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PR7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7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VCC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R7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7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R7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7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VSS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R7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7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7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R6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VCC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R6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PR6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VSS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PR68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PR65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R6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PR65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R65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R62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R6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R62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R6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R59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VCC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R59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R59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VSS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R59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6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R56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R17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CC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R5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REF1_3</text:p>
          </table:table-cell>
          <table:table-cell office:value-type="string" calcext:value-type="string">
            <text:p>Comp_OF_PR5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P1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R56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R16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VSS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R5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N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PR5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P17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R5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53</text:p>
          </table:table-cell>
          <table:table-cell office:value-type="string" calcext:value-type="string">
            <text:p>M17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R5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N18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R5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53</text:p>
          </table:table-cell>
          <table:table-cell office:value-type="string" calcext:value-type="string">
            <text:p>N1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R50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M18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R50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L17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R5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_PCLK3_1</text:p>
          </table:table-cell>
          <table:table-cell office:value-type="string" calcext:value-type="string">
            <text:p>True_OF_PR5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L18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R50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_PCLK3_0</text:p>
          </table:table-cell>
          <table:table-cell office:value-type="string" calcext:value-type="string">
            <text:p>True_OF_PR5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L16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R47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0</text:p>
          </table:table-cell>
          <table:table-cell office:value-type="string" calcext:value-type="string">
            <text:p>Comp_OF_PR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M1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CC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R47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1</text:p>
          </table:table-cell>
          <table:table-cell office:value-type="string" calcext:value-type="string">
            <text:p>Comp_OF_PR4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M2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R47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0</text:p>
          </table:table-cell>
          <table:table-cell office:value-type="string" calcext:value-type="string">
            <text:p>True_OF_PR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L19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SSIO3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R4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1</text:p>
          </table:table-cell>
          <table:table-cell office:value-type="string" calcext:value-type="string">
            <text:p>True_OF_PR4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53</text:p>
          </table:table-cell>
          <table:table-cell office:value-type="string" calcext:value-type="string">
            <text:p>L2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R4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R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K2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CC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R4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R4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K19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R4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0</text:p>
          </table:table-cell>
          <table:table-cell office:value-type="string" calcext:value-type="string">
            <text:p>True_OF_PR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J2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SS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R4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R4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J19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R4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K18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R4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41</text:p>
          </table:table-cell>
          <table:table-cell office:value-type="string" calcext:value-type="string">
            <text:p>H2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R4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0</text:p>
          </table:table-cell>
          <table:table-cell office:value-type="string" calcext:value-type="string">
            <text:p>True_OF_PR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J1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R4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1</text:p>
          </table:table-cell>
          <table:table-cell office:value-type="string" calcext:value-type="string">
            <text:p>True_OF_PR4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41</text:p>
          </table:table-cell>
          <table:table-cell office:value-type="string" calcext:value-type="string">
            <text:p>G1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R38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G2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R38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F19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R3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F2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R3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E2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R35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E19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VCC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R3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5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D19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R35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EF1_2</text:p>
          </table:table-cell>
          <table:table-cell office:value-type="string" calcext:value-type="string">
            <text:p>True_OF_PR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D2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VSS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R3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41</text:p>
          </table:table-cell>
          <table:table-cell office:value-type="string" calcext:value-type="string">
            <text:p>C2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R3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CC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R3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R3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VSS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R3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R29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PR29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29</text:p>
          </table:table-cell>
          <table:table-cell office:value-type="string" calcext:value-type="string">
            <text:p>K17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R2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R2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9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29</text:p>
          </table:table-cell>
          <table:table-cell office:value-type="string" calcext:value-type="string">
            <text:p>K16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PR26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R26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6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PR26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PR2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6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R2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VCC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PR2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3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PR2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VSS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PR2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3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2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R2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J1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VCC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R2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H17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R2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J1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VSS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PR2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0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H18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R17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H16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R17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N17</text:p>
          </table:table-cell>
          <table:table-cell office:value-type="string" calcext:value-type="string">
            <text:p>G18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PR1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G1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PR1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S17</text:p>
          </table:table-cell>
          <table:table-cell office:value-type="string" calcext:value-type="string">
            <text:p>F17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PR1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F1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R1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E17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PR1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E18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PR1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D18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R1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F1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VCC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PR1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E1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VSSIO2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PR1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C_GPLL0C_IN</text:p>
          </table:table-cell>
          <table:table-cell office:value-type="string" calcext:value-type="string">
            <text:p>Comp_OF_PR11A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D17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R1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C_GPLL0T_IN</text:p>
          </table:table-cell>
          <table:table-cell office:value-type="string" calcext:value-type="string">
            <text:p>True_OF_PR11B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DQ17</text:p>
          </table:table-cell>
          <table:table-cell office:value-type="string" calcext:value-type="string">
            <text:p>C1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T12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C_GPLL1C_IN</text:p>
          </table:table-cell>
          <table:table-cell office:value-type="string" calcext:value-type="string">
            <text:p>Comp_OF_PT12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2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VCC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T119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9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T12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C_GPLL1T_IN</text:p>
          </table:table-cell>
          <table:table-cell office:value-type="string" calcext:value-type="string">
            <text:p>True_OF_PT12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VSS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PT11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8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T11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T11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7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T11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7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PT11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7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T11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PT11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6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T1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6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PT11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6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PT10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0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5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VCC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PT10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0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5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T10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0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5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SS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T10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0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5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PT10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03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VCC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PT10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01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T10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0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5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VSS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PT1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01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T9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8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PT9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6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PT9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8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PT9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6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PT9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4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T9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2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T9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4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T9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2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T89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89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VCC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PT8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87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PT8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89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VSS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T8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87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PT8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8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VCC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PT8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8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PT8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8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VSS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PT8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8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PT8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8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PT7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7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PT8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8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PT7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7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PT7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7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VCC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PT7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_PCLK1_1</text:p>
          </table:table-cell>
          <table:table-cell office:value-type="string" calcext:value-type="string">
            <text:p>Comp_OF_PT7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PT7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7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VSSIO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PT7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_PCLK1_0</text:p>
          </table:table-cell>
          <table:table-cell office:value-type="string" calcext:value-type="string">
            <text:p>True_OF_PT7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2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PT7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0</text:p>
          </table:table-cell>
          <table:table-cell office:value-type="string" calcext:value-type="string">
            <text:p>Comp_OF_PT7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PT69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1</text:p>
          </table:table-cell>
          <table:table-cell office:value-type="string" calcext:value-type="string">
            <text:p>Comp_OF_PT6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T7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0</text:p>
          </table:table-cell>
          <table:table-cell office:value-type="string" calcext:value-type="string">
            <text:p>True_OF_PT7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PT6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1</text:p>
          </table:table-cell>
          <table:table-cell office:value-type="string" calcext:value-type="string">
            <text:p>True_OF_PT6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PT65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C0_0</text:p>
          </table:table-cell>
          <table:table-cell office:value-type="string" calcext:value-type="string">
            <text:p>Comp_OF_PT6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VCC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PT63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C0_1</text:p>
          </table:table-cell>
          <table:table-cell office:value-type="string" calcext:value-type="string">
            <text:p>Comp_OF_PT6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PT65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0</text:p>
          </table:table-cell>
          <table:table-cell office:value-type="string" calcext:value-type="string">
            <text:p>True_OF_PT6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VSS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PT6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1</text:p>
          </table:table-cell>
          <table:table-cell office:value-type="string" calcext:value-type="string">
            <text:p>True_OF_PT6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PT6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_PCLK0_0</text:p>
          </table:table-cell>
          <table:table-cell office:value-type="string" calcext:value-type="string">
            <text:p>Comp_OF_PT6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PT5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PT6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_PCLK0_1</text:p>
          </table:table-cell>
          <table:table-cell office:value-type="string" calcext:value-type="string">
            <text:p>True_OF_PT6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T58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PT5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PT5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4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PT5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0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PT5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9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PT5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1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VCC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PT4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9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T5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1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VSS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T4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9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PT47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7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VCC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PT45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5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T4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7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VSS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T45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5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PT42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2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T4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0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T4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2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T4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0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PT3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38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T3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36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PT38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38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T3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36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PT33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33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VCC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T3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31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T3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33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VSS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T3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31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T2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9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VCC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T27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7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PT2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9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SS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T2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7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PT2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4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PT22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2A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T2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4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PT2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2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PT2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9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PT1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PT2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9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PT18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7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PT15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VCC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PT13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8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PT15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8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VSS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PT1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8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T1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VCC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PT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7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PT1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VSSIO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PT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7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PT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T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C_GPLL1C_IN</text:p>
          </table:table-cell>
          <table:table-cell office:value-type="string" calcext:value-type="string">
            <text:p>Comp_OF_PT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PT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T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C_GPLL1T_IN</text:p>
          </table:table-cell>
          <table:table-cell office:value-type="string" calcext:value-type="string">
            <text:p>True_OF_PT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VSS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1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2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1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W1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W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W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W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W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W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A1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2T21:45:53.972162951</dc:date>
    <meta:editing-duration>PT27S</meta:editing-duration>
    <meta:editing-cycles>1</meta:editing-cycles>
    <meta:document-statistic meta:table-count="1" meta:cell-count="8923" meta:object-count="0"/>
    <meta:generator>LibreOffice/6.4.3.2$Linux_X86_64 LibreOffice_project/40$Build-2</meta:generator>
  </office:meta>
</office:document-meta>
</file>